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4.985cm"/>
    </style:style>
    <style:style style:name="co12" style:family="table-column">
      <style:table-column-properties fo:break-before="auto" style:column-width="0.485cm"/>
    </style:style>
    <style:style style:name="co13" style:family="table-column">
      <style:table-column-properties fo:break-before="auto" style:column-width="3.759cm"/>
    </style:style>
    <style:style style:name="co14" style:family="table-column">
      <style:table-column-properties fo:break-before="auto" style:column-width="5.332cm"/>
    </style:style>
    <style:style style:name="co15" style:family="table-column">
      <style:table-column-properties fo:break-before="auto" style:column-width="2.766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187cm"/>
    </style:style>
    <style:style style:name="co18" style:family="table-column">
      <style:table-column-properties fo:break-before="auto" style:column-width="0.716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5.2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560634920634921">
            <text:p>56,06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.928571428571429">
            <text:p>93%</text:p>
          </table:table-cell>
          <table:table-cell table:style-name="ce7" office:value-type="string">
            <text:p>TIENDA</text:p>
          </table:table-cell>
          <table:table-cell table:style-name="ce9" table:formula="of:=IF([.E10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677777777777778">
            <text:p>68%</text:p>
          </table:table-cell>
          <table:table-cell table:style-name="ce7" office:value-type="string">
            <text:p>INTERFAZ INICI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TOTEM ENEMIGO?</text:p>
          </table:table-cell>
          <table:table-cell table:style-name="ce9" table:formula="of:=IF([.E12]&lt;&gt;[.E11];1;[.D11]+1)" office:value-type="float" office:value="1">
            <text:p>1</text:p>
          </table:table-cell>
          <table:table-cell table:style-name="ce9" office:value-type="string">
            <text:p>BAJ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3]&lt;&gt;[.E12];1;[.D12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3];1;[.D13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5]&lt;&gt;[.E14];1;[.D14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ONIDO</text:p>
          </table:table-cell>
          <table:table-cell table:style-name="ce9" table:formula="of:=IF([.E16]&lt;&gt;[.E15];1;[.D15]+1)" office:value-type="float" office:value="4">
            <text:p>4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677777777777778">
            <text:p>67,78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8">
            <text:p>80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0.928571428571429">
            <text:p>92,86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5">
            <text:p>50%</text:p>
          </table:table-cell>
          <table:table-cell table:style-name="ce7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FALLA VIDA Y PORCENTAJE</text:p>
          </table:table-cell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4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2" table:default-cell-style-name="ce1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17" table:default-cell-style-name="ce11"/>
        <table:table-column table:style-name="co18" table:default-cell-style-name="ce13"/>
        <table:table-column table:style-name="co8" table:default-cell-style-name="ce2"/>
        <table:table-column table:style-name="co19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POR AHORA LO POSPONGO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2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0">10/06/2024</text:date>, <text:time>00:2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0T00:24:07.05</dc:date>
    <meta:editing-duration>P3DT10M6S</meta:editing-duration>
    <meta:editing-cycles>137</meta:editing-cycles>
    <meta:generator>OpenOffice/4.1.14$Win32 OpenOffice.org_project/4114m1$Build-9811</meta:generator>
    <meta:document-statistic meta:table-count="7" meta:cell-count="336" meta:object-count="0"/>
  </office:meta>
</office:document-meta>
</file>